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margin-left="9.49cm" fo:margin-right="0cm" fo:text-indent="0cm" style:auto-text-indent="false"/>
    </style:style>
    <style:style style:name="P4" style:family="paragraph" style:parent-style-name="Standard">
      <style:paragraph-properties fo:margin-left="9.49cm" fo:margin-right="0cm" fo:text-indent="0cm" style:auto-text-indent="false"/>
      <style:text-properties fo:color="#333333"/>
    </style:style>
    <style:style style:name="P5" style:family="paragraph" style:parent-style-name="Standard">
      <style:paragraph-properties fo:margin-left="9.49cm" fo:margin-right="0cm" fo:text-indent="0cm" style:auto-text-indent="false"/>
      <style:text-properties fo:color="#333333" fo:font-weight="normal" style:font-weight-asian="normal" style:font-weight-complex="normal"/>
    </style:style>
    <style:style style:name="P6" style:family="paragraph" style:parent-style-name="Standard">
      <style:paragraph-properties fo:margin-left="9.49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.961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/>
    </style:style>
    <style:style style:name="P9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 fo:font-weight="normal" style:font-weight-asian="normal" style:font-weight-complex="normal"/>
    </style:style>
    <style:style style:name="P10" style:family="paragraph" style:parent-style-name="Standard" style:list-style-name="L1">
      <style:text-properties fo:color="#000000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0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</style:style>
    <style:style style:name="P14" style:family="paragraph" style:parent-style-name="Текст_20_маркированный_20_Total" style:list-style-name="L1">
      <style:text-properties fo:color="#000000"/>
    </style:style>
    <style:style style:name="P15" style:family="paragraph" style:parent-style-name="Текст_20_нумерованный_20_Total" style:list-style-name="L1">
      <style:paragraph-properties fo:text-align="justify" style:justify-single-word="false"/>
      <style:text-properties fo:color="#000000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33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В </text:span>Люберецкий городской суд</text:p>
      <text:p text:style-name="P4">140005, М.О. г. Люберцы, ул. Калараш, д. 19.</text:p>
      <text:p text:style-name="P4"/>
      <text:p text:style-name="P4">Истец: Кузнецов Андрей Андреевич. </text:p>
      <text:p text:style-name="P4">Адрес: 142641, М.О., Орехово-Зуевский р-он, д.Давыдово, ул. 2-ой микрорайон, <text:s/>д.28, кв. 83</text:p>
      <text:p text:style-name="P4">Контактный телефон: 8(926)424-58-35 </text:p>
      <text:p text:style-name="P4"/>
      <text:p text:style-name="P4">Ответчик: ООО «Росгосстрах»</text:p>
      <text:p text:style-name="P5">Адрес: 140002, М.О., г. Люберцы, </text:p>
      <text:p text:style-name="P5">ул. Парковая д. 7</text:p>
      <text:p text:style-name="P4"/>
      <text:p text:style-name="P4"><text:span text:style-name="T4">Цена иска: 518</text:span>27.40 <text:s/>рублей </text:p>
      <text:p text:style-name="P3"/>
      <text:p text:style-name="Standard"/>
      <text:p text:style-name="Standard"/>
      <text:p text:style-name="Standard"/>
      <text:p text:style-name="Standard"/>
      <text:p text:style-name="P2">Исковое заявление </text:p>
      <text:p text:style-name="P2">о взыскании недостающей части страховой выплаты</text:p>
      <text:p text:style-name="P1"/>
      <text:p text:style-name="P8">«01» октября 2011г. в «05» час. «00» мин. на 20км + 900м а/д Волга-1 м-7, между мной, Кузнецовым А.А, управлявшим автомобилем Хендай Акцент, регистрационный знак С280КУ190 и Сафаровым С.П., управлявшим автомобилем ВАЗ 21093, регистрационный знак Е752ТК40, в результате нарушения Сафаровым С.П. ПДД произошло ДТП. Далее я, Кузнецов А.А., согласно Закона "Об ОСАГО" №40-ФЗ от 25.04.2002г. (далее по тексту «Закона») и Постановления Правительства РФ №263 от 07.05.03 «Правила обязательного страхования гражданской ответственности владельцев транспортных средств» (далее по тексту «Правила страхования») обратился в страховую компанию виновника ООО «Росгосстрах»(далее «Страховая компания») за получением страхового возмещения по ДТП. В установленные Законом сроки и порядке я предоставил в «Страховую компанию» все необходимые документы для осуществления страховой выплаты. «Страховая компания» направила меня для проведения независимой экспертизы в ООО «Автоконсалтинг плюс». Ею был составлен акт осмотра, с которым я согласен. Страховая выплата составила 18 232,60 рублей, с которой я не согласен. Она значительно ниже денежных затрат необходимых для приведения моего автомобиля в состояние, в котором он находился до момента наступления страхового случая. (Ст. 12 п.2.1б «Закона»). В соответствии с п. 21 «Правил организации и проведения независимой технической экспертизы транспортного средства при решении вопроса о выплате страхового возмещения по договору обязательного страхования гражданской ответственности владельца транспортного средства» (утв. постановлением Правительства РФ от 24 апреля 2003 г. N 238) мной было организовано проведение повторной экспертизы в ИП Ермаков М.А. «12» ноября 2011г. о чем была устно извещена «Страховая компания». Согласно «Отчета № 396.11» от «16» ноября 2011г. <text:s/>о стоимости работ, услуг, запасных частей и материалов, необходимых для восстановления повреждённого автомобиля (далее по тексту «Отчет») составленного в ИП Ермаков М.А., ущерб причинённый моему автомобилю с учётом износа составил 70 060 рублей, что на 51 827,40 рублей больше ущерба рассчитанного ООО «Автоконсалтинг плюс» и выплаченного мне «Страховой компанией». </text:p>
      <text:p text:style-name="P8"><text:soft-page-break/>После проведения экспертизы я позвонил в «Страховую компанию» с предложением в добровольном порядке урегулировать возникшие разногласия, однако получил ответ, что выплата произведена на основании «независимой экспертизы» и пересмотру не подлежит. Считаю такие действия «Страховой компании» незаконными по следующему основанию: стоимость ущерба, согласно «Отчета» составленного <text:s/>ИП Ермаковым М.А., является реальной денежной оценкой необходимых расходов для приведения имущества в состояние, в котором оно находилось до наступления страхового случая. Именно эту сумму ( 70 060 рублей), указанную в «Отчете» составленном ИП Ермаковым М.А. «Страховая компания» и должна была выплатить согласно действующих «Закона» и «Правил страхования». Однако согласно акту №0004898096-001 от «26» октября 2011г. «Страховой компанией» мне была произведена страховая выплата в размере 18232,60 рублей, что на <text:s/>51 827,40 рублей меньше, чем определено в «Отчете» составленным ИП Ермаковым М.А. Таким образом, «Страховая компания» без установленных законом оснований и вопреки принципу НЕЗАВИСИМОСТИ оценки суммы ущерба, занизила размер ущерба причиненного моему автомобилю. </text:p>
      <text:p text:style-name="P8">Такими действиями, нарушающими мои права, «Страховая компания» причинила мне моральный вред. Я, как законопослушный человек, был крайне возмущён откровенным обманом, как только узнал сумму возмещения определённую мне «Страховой компанией». <text:s/>На первый мой взгляд она не покрывала и половины стоимости ремонта. Моё возмущение наросло ещё больше, когда были готовы результаты независимой экспертизы. Все это время я находился очень нервозном состоянии. Меня постоянно преследовала нервная дрожь в области груди. Из-за <text:s/>постоянных размышлений я начал плохо спать по ночам и каждое утром ехал неотдохнувшим на работу. В тоже время, на нервной почве, у меня ухудшилось зрение, это подтверждается копией справки из МУЗ Давыдовская районная больница<text:span text:style-name="T3">. </text:span><text:span text:style-name="T4">Из изложенного мною, можно сделать вывод, что причинённый моральный вред оставит долгий отпечаток на моей жизни.</text:span></text:p>
      <text:p text:style-name="P9"/>
      <text:p text:style-name="P8">На основании вышеизложенного, руководствуясь ст<text:span text:style-name="T4">. 91, 94, 98, 131, 132 ГПК РФ и ст. 150, 151 ГК РФ,   </text:span></text:p>
      <text:p text:style-name="P8">ПРОШУ <text:s/></text:p>
      <text:list xml:id="list932567068" text:style-name="L1">
        <text:list-item>
          <text:p text:style-name="P15">Обязать <text:bookmark-start text:name="w0078000e0029"/>ООО «Росгострах»<text:bookmark-end text:name="w0078000e0029"/> исполнить услугу страхования в полном объеме, взыскав <text:bookmark-start text:name="w0080100e000631B8240"/><text:bookmark-start text:name="w0079000e0029"/>с<text:bookmark-end text:name="w0080100e000631B8240"/><text:bookmark-end text:name="w0079000e0029"/> неё недоплаченную сумму в размере 51 827<text:bookmark-start text:name="w0081100e000831B8240"/>(Пятьдесят одна тысяча восемьсот двадцать семь) рублей<text:bookmark-end text:name="w0081100e000831B8240"/> 40 копеек;</text:p>
        </text:list-item>
        <text:list-item>
          <text:p text:style-name="P15">Взыскать расходы связвнные с судебными издержками:</text:p>
          <text:list>
            <text:list-item>
              <text:p text:style-name="P14">расходы на составление отчета оценщика-эксперта ИП Ермаков М.А. в сумме <text:bookmark-start text:name="w0049100e001431B8240"/>3 500 (Три тысячи пятьсот) рублей<text:bookmark-end text:name="w0049100e001431B8240"/> ;</text:p>
            </text:list-item>
            <text:list-item>
              <text:p text:style-name="P14">расходы на бензин для прибытия на место экспертизы в г.Егорьевск к ИП Ермаков М.А. в сумме 500(Пятьсот) рублей.</text:p>
            </text:list-item>
            <text:list-item>
              <text:p text:style-name="P10">сумма госпошлины в размере 20<text:span text:style-name="T4">75 (Две тысячи семьдесят пять) рублей.</text:span></text:p>
            </text:list-item>
          </text:list>
        </text:list-item>
        <text:list-item>
          <text:p text:style-name="P10">Взыскать с ответчика сумму морального вреда в размере 25 000 (Двадцать пять тысяч) рублей. <text:s/></text:p>
        </text:list-item>
      </text:list>
      <text:p text:style-name="P7"/>
      <text:p text:style-name="P8"/>
      <text:p text:style-name="P8">Приложения: <text:s/></text:p>
      <text:list xml:id="list417926015" text:style-name="L2">
        <text:list-item>
          <text:p text:style-name="P11">Копия «Отчета» ИП Ермаков М.А. </text:p>
        </text:list-item>
        <text:list-item>
          <text:p text:style-name="P13"><text:span text:style-name="T1">Копия </text:span><text:span text:style-name="T1">д</text:span><text:span text:style-name="T1">оговор</text:span><text:span text:style-name="T1">а</text:span><text:span text:style-name="T1"> на оценку в ИП Ермаков М.А. </text:span><text:span text:style-name="T1">и</text:span><text:span text:style-name="T1"> </text:span><text:span text:style-name="T1">коп</text:span><text:span text:style-name="T1">ия</text:span><text:span text:style-name="T1"> акта приемки-сдачи выполненных работ.</text:span></text:p>
        </text:list-item>
        <text:list-item>
          <text:p text:style-name="P13"><text:span text:style-name="T1">Копия </text:span><text:span text:style-name="T1">ч</text:span><text:span text:style-name="T1">ек</text:span><text:span text:style-name="T1">а</text:span><text:span text:style-name="T1"> на покупку топлива до места осмотра.</text:span></text:p>
        </text:list-item>
        <text:list-item>
          <text:p text:style-name="P11">Копия акта осмотра транспортного средства ООО «Автоконсалтинг плюс».</text:p>
        </text:list-item>
        <text:list-item>
          <text:p text:style-name="P13"><text:span text:style-name="T1">Копия акта №0004898096-001 о страховом случае по ОСАГО при причинении вреда имуществу.</text:span></text:p>
        </text:list-item>
        <text:list-item>
          <text:p text:style-name="P11"><text:soft-page-break/>Копия страхового полиса ОСАГО Кузнецова А.А.</text:p>
        </text:list-item>
        <text:list-item>
          <text:p text:style-name="P11">Копия извещения о дорожно-транспортном происшествии.</text:p>
        </text:list-item>
        <text:list-item>
          <text:p text:style-name="P11">Копия справки о ДТП.</text:p>
        </text:list-item>
        <text:list-item>
          <text:p text:style-name="P11">Копия свидетельства о регистрации пострадавшего транспортного средства.</text:p>
        </text:list-item>
        <text:list-item>
          <text:p text:style-name="P12">Ходатайство об истребовании доказательств.</text:p>
        </text:list-item>
        <text:list-item>
          <text:p text:style-name="P12">Копия чека-ордера от «17» января 2012г. об уплате госпошлины.</text:p>
        </text:list-item>
      </text:list>
      <text:p text:style-name="P8"><text:s text:c="4"/></text:p>
      <text:p text:style-name="P8"/>
      <text:p text:style-name="P8"/>
      <text:p text:style-name="P8"/>
      <text:p text:style-name="P8"><text:tab/><text:tab/> "___"_____________ 2012г.<text:tab/> <text:s text:c="6"/>________________ /Кузнецов А.А./ </text:p>
      <text:p text:style-name="P8"><text:s text:c="7"/><text:tab/><text:tab/><text:tab/><text:tab/><text:tab/><text:tab/><text:tab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_20_нумерованный_20_Total" style:display-name="Текст нумерованный Total" style:family="paragraph" style:parent-style-name="Standard" style:list-style-name="WW8Num17">
      <style:paragraph-properties fo:margin-top="0.106cm" fo:margin-bottom="0cm"/>
    </style:style>
    <style:style style:name="Текст_20_маркированный_20_Total" style:display-name="Текст маркированный Total" style:family="paragraph" style:parent-style-name="Standard" style:list-style-name="WW8Num14">
      <style:paragraph-properties fo:margin-top="0.071cm" fo:margin-bottom="0cm" fo:text-align="justify" style:justify-single-word="false"/>
      <style:text-properties style:font-name-complex="Arial" style:font-size-complex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WW8Num17z0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1-30T16:53:56</meta:creation-date>
    <dc:date>2012-01-29T19:48:05</dc:date>
    <dc:creator>andrey </dc:creator>
    <meta:editing-duration>PT7H8M5S</meta:editing-duration>
    <meta:editing-cycles>40</meta:editing-cycles>
    <meta:generator>LibreOffice/3.4$Unix LibreOffice_project/340m1$Build-502</meta:generator>
    <meta:printed-by>andrey </meta:printed-by>
    <meta:print-date>2011-11-30T18:57:29</meta:print-date>
    <meta:document-statistic meta:table-count="0" meta:image-count="0" meta:object-count="0" meta:page-count="3" meta:paragraph-count="38" meta:word-count="822" meta:character-count="6047" meta:non-whitespace-character-count="5222"/>
  </office:meta>
</office:document-meta>
</file>